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i" svg:font-family="An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004d00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3.285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font-name="Liberation Sans1"/>
    </style:style>
    <style:style style:name="P2" style:family="paragraph">
      <loext:graphic-properties draw:fill="none" draw:fill-color="#ffffff"/>
      <style:paragraph-properties fo:text-align="center" style:writing-mode="lr-tb"/>
      <style:text-properties style:font-name="Liberation Sans1" fo:font-size="48pt"/>
    </style:style>
    <style:style style:name="T1" style:family="text">
      <style:text-properties fo:color="#66bb6a" loext:opacity="100%" style:font-name="Liberation Sans1"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66bb6a" loext:opacity="100%" style:font-name="Liberation Sans1" fo:font-size="36pt" fo:font-weight="bold" style:font-name-asian="Ani" style:font-size-asian="36pt" style:font-weight-asian="bold" style:font-name-complex="Ani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2" draw:layer="layout" svg:width="16.868cm" svg:height="3.095cm" svg:x="1.066cm" svg:y="0.848cm">
          <draw:text-box>
            <text:p text:style-name="P1"><text:span text:style-name="T1">Modelo n</text:span><text:span text:style-name="T2">ão interativo</text:span></text:p>
            <text:p text:style-name="P1"><text:span text:style-name="T2">De curriculo lattes postado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i" svg:font-family="An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04cm" fo:margin-bottom="0cm" fo:margin-left="0cm" fo:margin-right="0cm" fo:page-width="19cm" fo:page-height="4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7-30T15:36:11.786022567</dc:date>
    <meta:editing-duration>PT32M5S</meta:editing-duration>
    <meta:editing-cycles>9</meta:editing-cycles>
    <meta:generator>LibreOffice/7.0.6.2$Linux_X86_64 LibreOffice_project/00$Build-2</meta:generator>
    <meta:document-statistic meta:object-count="1"/>
  </office:meta>
</office:document-meta>
</file>